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8f22b" officeooo:paragraph-rsid="0018f22b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8f22b" officeooo:paragraph-rsid="001ada6c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4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5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6" style:family="paragraph" style:parent-style-name="Standard">
      <style:paragraph-properties fo:line-height="150%"/>
      <style:text-properties style:font-name="Ubuntu" fo:font-size="14pt" officeooo:rsid="0018f22b" officeooo:paragraph-rsid="001ada6c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8f22b" officeooo:paragraph-rsid="001d0a1e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d0a1e" officeooo:paragraph-rsid="001d0a1e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paragraph-rsid="001ada6c" style:font-size-asian="14pt" style:font-size-complex="14pt"/>
    </style:style>
    <style:style style:name="T1" style:family="text">
      <style:text-properties officeooo:rsid="00151e48"/>
    </style:style>
    <style:style style:name="T2" style:family="text">
      <style:text-properties officeooo:rsid="00158a83"/>
    </style:style>
    <style:style style:name="T3" style:family="text">
      <style:text-properties fo:font-size="18pt" fo:font-weight="bold" officeooo:rsid="00151e48" style:font-name-asian="Noto Sans CJK SC" style:font-size-asian="18pt" style:font-weight-asian="bold" style:font-name-complex="Lohit Devanagari1" style:font-size-complex="18pt" style:font-weight-complex="bold"/>
    </style:style>
    <style:style style:name="T4" style:family="text">
      <style:text-properties officeooo:rsid="001ada6c"/>
    </style:style>
    <style:style style:name="T5" style:family="text">
      <style:text-properties officeooo:rsid="001c799c"/>
    </style:style>
    <style:style style:name="T6" style:family="text">
      <style:text-properties officeooo:rsid="001d0a1e"/>
    </style:style>
    <style:style style:name="T7" style:family="text">
      <style:text-properties officeooo:rsid="001dfdbe"/>
    </style:style>
    <style:style style:name="T8" style:family="text">
      <style:text-properties officeooo:rsid="0018f2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">Funç</text:span><text:span text:style-name="T3">ões </text:span>IIFE <text:span text:style-name="T2">01</text:span></text:h>
      <text:p text:style-name="P1">Funções IIFE são funções auto-executaveis, ou seja, não é preciso chamar para poder executar. Uma função IIFE serve para controlar o scopo, evita que as funções tenham o mesmo nome em arquivos diferentes, impedindo que algum erro ocorrá.</text:p>
      <text:p text:style-name="P2">Uma função literal (padrão) tem o scopo global, já uma função IIFE tem o scopo local, <text:span text:style-name="T4">isso evita que as funções se sobre-escrevam, outra coisa que evita isso é elas serem anonimas</text:span>, ou seja, <text:span text:style-name="T5">elas </text:span>não possuem um nome<text:span text:style-name="T4">.</text:span></text:p>
      <text:p text:style-name="P1">_____________________________________________________________________</text:p>
      <text:h text:style-name="P5" text:outline-level="2">Declarar uma Função IIFE</text:h>
      <text:p text:style-name="P1">Para declarar uma função IIFE é preciso primeiro envolver toda a função entre parênteses:</text:p>
      <text:p text:style-name="P1">(function ( <text:s/>) { <text:s/>})</text:p>
      <text:p text:style-name="P3"/>
      <text:p text:style-name="P1">Fora dos parentes irá ser declarado outro parênteses, esse ficará vazil <text:span text:style-name="T6">caso não tenha parametro, se tiver, é ele quem vai receber os valores correspondentes</text:span>, é ele quem <text:span text:style-name="T6">auto-executa/chama</text:span> a função:</text:p>
      <text:p text:style-name="P1">(function ( <text:span text:style-name="T6">parametro </text:span>) { <text:s/>}) ( <text:span text:style-name="T6">valor</text:span> )</text:p>
      <text:p text:style-name="P1"/>
      <text:p text:style-name="P2">Dentro das chaves irá o codigo e dentro dos parênteses <text:span text:style-name="T5">(</text:span>de dentro<text:span text:style-name="T5">)</text:span> os parametros:<text:line-break/>(function ( <text:span text:style-name="T4">parametros</text:span> ) { <text:span text:style-name="T4">codigo</text:span> }) <text:span text:style-name="T4">( </text:span><text:span text:style-name="T7"><text:s/></text:span><text:span text:style-name="T4">)</text:span></text:p>
      <text:p text:style-name="P2"/>
      <text:p text:style-name="P8">Ex:</text:p>
      <text:p text:style-name="P7">(function (<text:span text:style-name="T6">n1, n2</text:span>) { <text:span text:style-name="T6">console.log(n1 + n2 </text:span>} ) (<text:span text:style-name="T6">2, 2</text:span>)</text:p>
      <text:p text:style-name="P8">Saida:</text:p>
      <text:p text:style-name="P8">4</text:p>
      <text:p text:style-name="P9"><text:span text:style-name="T8">_____________________________________________________________________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7:01:49.844832150</meta:creation-date>
    <dc:date>2022-10-08T21:21:02.761726788</dc:date>
    <meta:editing-duration>PT13M7S</meta:editing-duration>
    <meta:editing-cycles>6</meta:editing-cycles>
    <meta:generator>LibreOffice/7.3.6.2$Linux_X86_64 LibreOffice_project/30$Build-2</meta:generator>
    <meta:document-statistic meta:table-count="0" meta:image-count="0" meta:object-count="0" meta:page-count="1" meta:paragraph-count="15" meta:word-count="182" meta:character-count="1159" meta:non-whitespace-character-count="988"/>
  </office:meta>
</office:document-meta>
</file>